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97b" officeooo:paragraph-rsid="0012b97b"/>
    </style:style>
    <style:style style:name="P2" style:family="paragraph" style:parent-style-name="Standard">
      <style:paragraph-properties fo:text-align="center" style:justify-single-word="false"/>
      <style:text-properties fo:font-size="18pt" officeooo:rsid="0012b97b" officeooo:paragraph-rsid="0012b97b" style:font-size-asian="18pt" style:font-size-complex="18pt"/>
    </style:style>
    <style:style style:name="P3" style:family="paragraph" style:parent-style-name="Standard">
      <style:text-properties fo:font-size="10pt" officeooo:rsid="0012b97b" officeooo:paragraph-rsid="0012b97b" style:font-size-asian="10pt" style:font-size-complex="10pt"/>
    </style:style>
    <style:style style:name="P4" style:family="paragraph" style:parent-style-name="Standard">
      <style:text-properties style:font-name="Courier 10 Pitch" fo:font-size="8pt" officeooo:rsid="0012b97b" officeooo:paragraph-rsid="0012b97b" style:font-size-asian="8pt" style:font-size-complex="8pt"/>
    </style:style>
    <style:style style:name="P5" style:family="paragraph" style:parent-style-name="Standard">
      <style:text-properties style:font-name="Courier 10 Pitch" fo:font-size="8pt" officeooo:rsid="0012b97b" officeooo:paragraph-rsid="0014a163" style:font-size-asian="8pt" style:font-size-complex="8pt"/>
    </style:style>
    <style:style style:name="P6" style:family="paragraph" style:parent-style-name="Standard">
      <style:text-properties style:font-name="Courier 10 Pitch" fo:font-size="8pt" officeooo:rsid="00130d1a" officeooo:paragraph-rsid="00130d1a" style:font-size-asian="8pt" style:font-size-complex="8pt"/>
    </style:style>
    <style:style style:name="P7" style:family="paragraph" style:parent-style-name="Standard">
      <style:text-properties style:font-name="Courier 10 Pitch" fo:font-size="8pt" officeooo:rsid="0014a163" officeooo:paragraph-rsid="0014a163" style:font-size-asian="8pt" style:font-size-complex="8pt"/>
    </style:style>
    <style:style style:name="P8" style:family="paragraph" style:parent-style-name="Standard">
      <style:text-properties style:font-name="Courier 10 Pitch" fo:font-size="8pt" officeooo:rsid="00130d1a" officeooo:paragraph-rsid="00130d1a" style:font-size-asian="7pt" style:font-size-complex="8pt"/>
    </style:style>
    <style:style style:name="P9" style:family="paragraph" style:parent-style-name="Standard">
      <style:text-properties officeooo:rsid="00130d1a" officeooo:paragraph-rsid="00130d1a"/>
    </style:style>
    <style:style style:name="P10" style:family="paragraph" style:parent-style-name="Standard">
      <style:text-properties style:font-name="Liberation Serif" fo:font-size="10pt" officeooo:rsid="00130d1a" officeooo:paragraph-rsid="00130d1a" style:font-size-asian="10pt" style:font-size-complex="10pt"/>
    </style:style>
    <style:style style:name="P11" style:family="paragraph" style:parent-style-name="Standard">
      <style:text-properties style:font-name="Liberation Serif" fo:font-size="10pt" officeooo:rsid="0014a163" officeooo:paragraph-rsid="0014a163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a163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10 Pitch" fo:font-size="8pt" style:font-size-asian="8pt" style:font-size-complex="8pt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10pt" officeooo:rsid="0014a163" style:font-size-asian="10pt" style:font-size-complex="10pt"/>
    </style:style>
    <style:style style:name="T7" style:family="text">
      <style:text-properties officeooo:rsid="0014a1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раткое руководство по созданию патченных загрузчиков.</text:p>
      <text:p text:style-name="P2"/>
      <text:p text:style-name="P3">Суть патча - вместо обработчика команды 11 (штатно выводящего бесполезную надпись poweroff not supported) мы вводим в код загрузчика наш обработчик, позволяющий запускать произвольный код (размером не более 2К) в адресном пространстве загрузчика. Патч состоит из 3 компонентов:</text:p>
      <text:p text:style-name="P3"/>
      <text:p text:style-name="P3">- собственно код обработчика команды</text:p>
      <text:p text:style-name="P3">- блок идентификации чипсета, идущий непосредственно за обработчиком</text:p>
      <text:p text:style-name="P3">- блок идентификации чипсета, добавляемый в конец загрузчика.</text:p>
      <text:p text:style-name="P3"/>
      <text:p text:style-name="P3"><text:span text:style-name="T3">Код обработчика</text:span> представляет собой короткую программу в машинных кодах, исходный текст которой можно найти в файле loaders/pexec_*.asm. Имеется версия программы для трансляции в код ARM или THUMB-2, в зависимости от того, какой режим используется в коде обработчиков команд интересующего нас загрузчика.</text:p>
      <text:p text:style-name="P3"/>
      <text:p text:style-name="P3">Первый блок идентификации предназначен для определения типа чипсета всеми утилитами комплекса (кроме qdload), взаимодействующими с загрузчиком. Это позволяет отказаться от использования ключа -k в командной строке. Блок имеет формат:</text:p>
      <text:p text:style-name="P3"/>
      <text:p text:style-name="P4"><text:s text:c="2"/>.word <text:s/>0xdeadbeef <text:s/>; сигнатура для программного поиска блока</text:p>
      <text:p text:style-name="P4"><text:s text:c="2"/>.byte <text:s/>id <text:s text:c="9"/>; 1-байтовый код чипсета, присваиваемый ему в в конфиг-файле chipset.cfg.</text:p>
      <text:p text:style-name="P3"><text:s text:c="2"/></text:p>
      <text:p text:style-name="P1"><text:span text:style-name="T1">Второй блок идентификации используется только программой qdload. Он позволяет программе определить параметры загрузки и тип чипсета непосредственно из файла загрузчика, что позволяет отказаться от указания ключей -k и -a. Этот блок формируется с помощью сервисной программы setident, имеющейся в каталоге loaders/.</text:span></text:p>
      <text:p text:style-name="P1"><text:span text:style-name="T1"/></text:p>
      <text:p text:style-name="P1"><text:span text:style-name="T1">Итак, процесс патча начинается с определения адресов загрузки и обработчика команды 11. Для этого используется программа qblinfo. Запускаем ее, указав в командной строке имя файла загрузчика, и получаем примерно следующее:</text:span></text:p>
      <text:p text:style-name="P1"><text:span text:style-name="T1"/></text:p>
      <text:p text:style-name="P4">$ ../qblinfo NPRG9x<text:span text:style-name="T7">3</text:span>5p.bin </text:p>
      <text:p text:style-name="P7">** NPRG9x35p.bin: 95704 bytes</text:p>
      <text:p text:style-name="P7"/>
      <text:p text:style-name="P7"><text:s/>Адрес загрузки: 02a00000</text:p>
      <text:p text:style-name="P7"><text:s/>CMD 01 = 02a00c41</text:p>
      <text:p text:style-name="P7"><text:s/>CMD 03 = 02a00d95</text:p>
      <text:p text:style-name="P7"><text:s/>CMD 05 = 02a00e67</text:p>
      <text:p text:style-name="P7"><text:s/>CMD 07 = 02a00e75</text:p>
      <text:p text:style-name="P7"><text:s/>CMD 09 = 02a00ef5</text:p>
      <text:p text:style-name="P7"><text:s/>CMD 0b = 02a00e23</text:p>
      <text:p text:style-name="P7"><text:s/>CMD 11 = 02a00f2d</text:p>
      <text:p text:style-name="P7"><text:s/>CMD 13 = 02a00f71</text:p>
      <text:p text:style-name="P7"><text:s/>CMD 15 = 02a00fc1</text:p>
      <text:p text:style-name="P7"><text:s/>CMD 17 = 02a011fd</text:p>
      <text:p text:style-name="P7"><text:s/>CMD 19 = 02a0122b</text:p>
      <text:p text:style-name="P7"><text:s/>CMD 1b = 02a012a1</text:p>
      <text:p text:style-name="P7"><text:s/>CMD 1d = 02a00f47</text:p>
      <text:p text:style-name="P7"><text:s/>CMD 20 = 02a01399</text:p>
      <text:p text:style-name="P7"><text:s/>CMD 30 = 02a0132d</text:p>
      <text:p text:style-name="P7"><text:s/>CMD table offset: 16a38</text:p>
      <text:p text:style-name="P7"><text:s/>Invalid CMD handler: 02a00c33</text:p>
      <text:p text:style-name="P7"/>
      <text:p text:style-name="P7"><text:s/>Unsigned code or no HW_ID value in Subject field</text:p>
      <text:p text:style-name="P5"/>
      <text:p text:style-name="P1"><text:span text:style-name="T1">Из всего этого великолепия нас интересуют 2 адреса — адрес загрузки (</text:span><text:span text:style-name="T2">0</text:span><text:span text:style-name="T1">2а00000) и адрес обработчика команды 11 </text:span><text:span text:style-name="T5">(</text:span><text:span text:style-name="T6">0</text:span><text:span text:style-name="T5">2a00</text:span><text:span text:style-name="T6">f2d</text:span><text:span text:style-name="T5">). Теперь загружаем наш файл в IDA с адреса 2а000000, не забыв указать тип процессора ARM Little endian. <text:s/>Если автоанализ не запустился, то запускаем его вручную, указав, что по адресу [адрес загрузки+0x28] начинается код.</text:span></text:p>
      <text:p text:style-name="P1"><text:span text:style-name="T5">Теперь идем по адресу обработчика команды 11 (</text:span><text:span text:style-name="T6">0</text:span><text:span text:style-name="T5">2a00</text:span><text:span text:style-name="T6">f2d</text:span><text:span text:style-name="T5">). <text:s/>Вот примерный фрагмент того, что можно увидеть вокруг интересующего нас адреса:</text:span></text:p>
      <text:p text:style-name="P1"><text:span text:style-name="T5"/></text:p>
      <text:p text:style-name="P8">CODE_ALL:02A00EF4 ; =============== S U B R O U T I N E =======================================</text:p>
      <text:p text:style-name="P8">CODE_ALL:02A00EF4</text:p>
      <text:p text:style-name="P8">CODE_ALL:02A00EF4</text:p>
      <text:p text:style-name="P8">CODE_ALL:02A00EF4 <text:s text:c="16"/>EXPORT handle_sync</text:p>
      <text:p text:style-name="P8">CODE_ALL:02A00EF4 cmd_07_sync <text:s text:c="30"/>; DATA XREF: APP_RAM:02A16A60#o</text:p>
      <text:p text:style-name="P8">CODE_ALL:02A00EF4 <text:s text:c="16"/>PUSH <text:s text:c="11"/>{R4,LR}</text:p>
      <text:p text:style-name="P8"><text:soft-page-break/>CODE_ALL:02A00EF6 <text:s text:c="16"/>ADDS <text:s text:c="11"/>R1, R0, #6</text:p>
      <text:p text:style-name="P8">CODE_ALL:02A00EF8 <text:s text:c="16"/>LDRH <text:s text:c="11"/>R0, [R0,#4]</text:p>
      <text:p text:style-name="P8">CODE_ALL:02A00EFA <text:s text:c="16"/>SUBS <text:s text:c="11"/>R0, R0, #1</text:p>
      <text:p text:style-name="P8">CODE_ALL:02A00EFC <text:s text:c="16"/>UXTH <text:s text:c="11"/>R4, R0</text:p>
      <text:p text:style-name="P8">CODE_ALL:02A00EFE <text:s text:c="16"/>LDR <text:s text:c="12"/>R0, =reply_buffer</text:p>
      <text:p text:style-name="P8">CODE_ALL:02A00F00 <text:s text:c="16"/>MOVS <text:s text:c="11"/>R2, #0xA</text:p>
      <text:p text:style-name="P8">CODE_ALL:02A00F02 <text:s text:c="16"/>STRB <text:s text:c="11"/>R2, [R0]</text:p>
      <text:p text:style-name="P8">CODE_ALL:02A00F04 <text:s text:c="16"/>MOVW <text:s text:c="11"/>R2, #0x3FD</text:p>
      <text:p text:style-name="P8">CODE_ALL:02A00F08 <text:s text:c="16"/>CMP <text:s text:c="12"/>R4, R2</text:p>
      <text:p text:style-name="P8">CODE_ALL:02A00F0A <text:s text:c="16"/>BLS <text:s text:c="12"/>loc_2A00F10</text:p>
      <text:p text:style-name="P8">CODE_ALL:02A00F0C <text:s text:c="16"/>BL <text:s text:c="13"/>buffer_overflow_error</text:p>
      <text:p text:style-name="P8">CODE_ALL:02A00F10 ; ---------------------------------------------------------------------------</text:p>
      <text:p text:style-name="P8">CODE_ALL:02A00F10</text:p>
      <text:p text:style-name="P8">CODE_ALL:02A00F10 loc_2A00F10 <text:s text:c="28"/>; CODE XREF: handle_sync+16#j</text:p>
      <text:p text:style-name="P8">CODE_ALL:02A00F10 <text:s text:c="16"/>ADDS <text:s text:c="11"/>R1, R1, #1</text:p>
      <text:p text:style-name="P8">CODE_ALL:02A00F12 <text:s text:c="16"/>ADDS <text:s text:c="11"/>R0, R0, #1</text:p>
      <text:p text:style-name="P8">CODE_ALL:02A00F14 <text:s text:c="16"/>MOV <text:s text:c="12"/>R2, R4</text:p>
      <text:p text:style-name="P8">CODE_ALL:02A00F16 <text:s text:c="16"/>BL <text:s text:c="13"/>hostdl_memcpy</text:p>
      <text:p text:style-name="P8">CODE_ALL:02A00F1A <text:s text:c="16"/>LDR <text:s text:c="12"/>R1, =escape_state</text:p>
      <text:p text:style-name="P8">CODE_ALL:02A00F1C <text:s text:c="16"/>ADDS <text:s text:c="11"/>R0, R4, #1</text:p>
      <text:p text:style-name="P8">CODE_ALL:02A00F1E <text:s text:c="16"/>STRH <text:s text:c="11"/>R0, [R1,#8]</text:p>
      <text:p text:style-name="P8">CODE_ALL:02A00F20 <text:s text:c="16"/>BL <text:s text:c="13"/>compute_reply_crc</text:p>
      <text:p text:style-name="P8">CODE_ALL:02A00F24 <text:s text:c="16"/>BL <text:s text:c="13"/>force_xmit_reply</text:p>
      <text:p text:style-name="P8">CODE_ALL:02A00F28 <text:s text:c="16"/>MOVS <text:s text:c="11"/>R0, #0</text:p>
      <text:p text:style-name="P8">CODE_ALL:02A00F2A <text:s text:c="16"/>POP <text:s text:c="12"/>{R4,PC}</text:p>
      <text:p text:style-name="P8">CODE_ALL:02A00F2A ; End of function handle_sync</text:p>
      <text:p text:style-name="P8">CODE_ALL:02A00F2A</text:p>
      <text:p text:style-name="P8">CODE_ALL:02A00F2C</text:p>
      <text:p text:style-name="P8">CODE_ALL:02A00F2C ; =============== S U B R O U T I N E =======================================</text:p>
      <text:p text:style-name="P8">CODE_ALL:02A00F2C</text:p>
      <text:p text:style-name="P8">CODE_ALL:02A00F2C</text:p>
      <text:p text:style-name="P8">CODE_ALL:02A00F2C <text:s text:c="16"/>EXPORT handle_power_off</text:p>
      <text:p text:style-name="P8">CODE_ALL:02A00F2C cmd_11_power_off <text:s text:c="23"/>; DATA XREF: APP_RAM:02A16A80#o</text:p>
      <text:p text:style-name="P8">CODE_ALL:02A00F2C <text:s text:c="16"/>PUSH <text:s text:c="11"/>{R4,LR}</text:p>
      <text:p text:style-name="P8">CODE_ALL:02A00F2E <text:s text:c="16"/>MOVS <text:s text:c="11"/>R0, #0x12</text:p>
      <text:p text:style-name="P8">CODE_ALL:02A00F30 <text:s text:c="16"/>LDR <text:s text:c="12"/>R1, =reply_buffer</text:p>
      <text:p text:style-name="P8">CODE_ALL:02A00F32 <text:s text:c="16"/>STRB <text:s text:c="11"/>R0, [R1]</text:p>
      <text:p text:style-name="P8">CODE_ALL:02A00F34 <text:s text:c="16"/>MOVS <text:s text:c="11"/>R0, #1</text:p>
      <text:p text:style-name="P8">CODE_ALL:02A00F36 <text:s text:c="16"/>LDR <text:s text:c="12"/>R1, =escape_state</text:p>
      <text:p text:style-name="P8">CODE_ALL:02A00F38 <text:s text:c="16"/>STRH <text:s text:c="11"/>R0, [R1,#8]</text:p>
      <text:p text:style-name="P8">CODE_ALL:02A00F3A <text:s text:c="16"/>MOVS <text:s text:c="11"/>R0, #0x15</text:p>
      <text:p text:style-name="P8">CODE_ALL:02A00F3C <text:s text:c="16"/>ADR <text:s text:c="12"/>R1, aPowerOffNotSup ; "Power off not supported"</text:p>
      <text:p text:style-name="P8">CODE_ALL:02A00F3E <text:s text:c="16"/>BL <text:s text:c="13"/>transmit_error</text:p>
      <text:p text:style-name="P8">CODE_ALL:02A00F42 <text:s text:c="16"/>MOVS <text:s text:c="11"/>R0, #0</text:p>
      <text:p text:style-name="P8">CODE_ALL:02A00F44 <text:s text:c="16"/>POP <text:s text:c="12"/>{R4,PC}</text:p>
      <text:p text:style-name="P8">CODE_ALL:02A00F44 ; End of function handle_power_off</text:p>
      <text:p text:style-name="P8"/>
      <text:p text:style-name="P1"><text:span text:style-name="T5"/></text:p>
      <text:p text:style-name="P9"><text:span text:style-name="T5">Здесь приведен код не только обаботчика команды 11, но и идущего перед ним обработчика команды 09 (sync). В этом обработчике нам надо найти 2 важных адреса:</text:span></text:p>
      <text:p text:style-name="P9"><text:span text:style-name="T5">- reply_buffer. Сюда записывается образ пакета, отсылаемого хосту по окнчании обработки команды</text:span></text:p>
      <text:p text:style-name="P9"><text:span text:style-name="T5">- escape_state. Это область параметров ответного пакета, из которой нам нужно только поле, в которое записывается длина ответного пакета. Итак, вот отсюда:</text:span></text:p>
      <text:p text:style-name="P8">CODE_ALL:02A00EFE <text:s text:c="16"/>LDR <text:s text:c="12"/>R0, =reply_buffer</text:p>
      <text:p text:style-name="P8">CODE_ALL:02A00F00 <text:s text:c="16"/>MOVS <text:s text:c="11"/>R2, #0xA</text:p>
      <text:p text:style-name="P8">CODE_ALL:02A00F02 <text:s text:c="16"/>STRB <text:s text:c="11"/>R2, [R0]</text:p>
      <text:p text:style-name="P8"><text:span text:style-name="T5"/></text:p>
      <text:p text:style-name="P9"><text:span text:style-name="T5">мы берем адрес reply_buffer. <text:s/>А вот отсюда:</text:span></text:p>
      <text:p text:style-name="P8"/>
      <text:p text:style-name="P8">CODE_ALL:02A00F1A <text:s text:c="16"/>LDR <text:s text:c="12"/>R1, =escape_state</text:p>
      <text:p text:style-name="P8">CODE_ALL:02A00F1C <text:s text:c="16"/>ADDS <text:s text:c="11"/>R0, R4, #1</text:p>
      <text:p text:style-name="P8">CODE_ALL:02A00F1E <text:s text:c="16"/>STRH <text:s text:c="11"/>R0, [R1,#8]</text:p>
      <text:p text:style-name="P8"><text:span text:style-name="T5"/></text:p>
      <text:p text:style-name="P8"><text:span text:style-name="T5">берем адрес escape_state, а также смещение, по которому записывается длина пакета (в данном случае, 8). Но адреса в чистом виде нам не нужны. Нам надо найти в памяти блок, на который указывают эти литералы, и узнать его адрес. Идем по адресу reply_buffer, и смотрим все ссылки на этот адрес. Часть ссылок будет вида DCD reply_buffer. Вот тот DCD, который находится в адресном пространстве за обработчиками команд 07 и 11 нам и нужен. Он выглядит так:</text:span></text:p>
      <text:p text:style-name="P6">CODE_ALL:02A01098 off_2A01098 <text:s text:c="4"/>DCD escape_state <text:s text:c="7"/>; DATA XREF: handle_hello:loc_2A00CA0#r</text:p>
      <text:p text:style-name="P6">CODE_ALL:02A01098 <text:s text:c="40"/>; handle_simple_read:loc_2A00E12#r ...</text:p>
      <text:p text:style-name="P6">CODE_ALL:02A0109C off_2A0109C <text:s text:c="4"/>DCD reply_buffer <text:s text:c="7"/>; DATA XREF: handle_hello+6E#r</text:p>
      <text:p text:style-name="P6">CODE_ALL:02A0109C <text:s text:c="40"/>; handle_simple_read:loc_2A00DDA#r ...</text:p>
      <text:p text:style-name="P8"><text:soft-page-break/><text:span text:style-name="T5">Здесь как раз лежат идущие подряд адреса escape_state и reply_buffer. </text:span></text:p>
      <text:p text:style-name="P8"><text:span text:style-name="T5">Ну и, наконец, нам надо определить адрес для выхода из обработчика. Мы для этого используем код обработчика команды 07, лежащий выше обработчика команды 11, а именно вот этот код:</text:span></text:p>
      <text:p text:style-name="P8"><text:span text:style-name="T5"/></text:p>
      <text:p text:style-name="P8">leavecmd:</text:p>
      <text:p text:style-name="P8">CODE_ALL:02A00F20 <text:s text:c="16"/>BL <text:s text:c="13"/>compute_reply_crc</text:p>
      <text:p text:style-name="P8">CODE_ALL:02A00F24 <text:s text:c="16"/>BL <text:s text:c="13"/>force_xmit_reply</text:p>
      <text:p text:style-name="P8">CODE_ALL:02A00F28 <text:s text:c="16"/>MOVS <text:s text:c="11"/>R0, #0</text:p>
      <text:p text:style-name="P8">CODE_ALL:02A00F2A <text:s text:c="16"/>POP <text:s text:c="12"/>{R4,PC}</text:p>
      <text:p text:style-name="P8"/>
      <text:p text:style-name="P10">Обозначим для наглядности адрес этого кода меткой leavecmd.</text:p>
      <text:p text:style-name="P10">Теперь мы готовы к получению бинарного образа нашего патча. Открываем в редакторе файл pexec_arm,asm или pexec_thumb.asm в зависимости от того, в каком режиме работает процессор в обработчиках команд нашего загрузчика. Далее вносим в файл наши адреса:</text:p>
      <text:p text:style-name="P11"/>
      <text:p text:style-name="P11">pkt_data_len_off=8 <text:s text:c="49"/>; сюда вписываем смещение до длины пакета</text:p>
      <text:p text:style-name="P11"><text:tab/><text:tab/>.ORG<text:tab/><text:tab/>0x02a00f20 <text:s text:c="3"/>; а сюда — адрес leavecmd <text:s text:c="3"/></text:p>
      <text:p text:style-name="P11">leavecmd:</text:p>
      <text:p text:style-name="P11"><text:tab/><text:tab/>.ORG<text:tab/><text:tab/>0x02a00f2c <text:s/>; это — адрес обработчика команды 11</text:p>
      <text:p text:style-name="P11"/>
      <text:p text:style-name="P11">Теперь вписываем код чипсета в блок идентификации</text:p>
      <text:p text:style-name="P11"/>
      <text:p text:style-name="P11"><text:s text:c="16"/>.byte <text:s text:c="10"/>8 <text:s text:c="11"/>; код чипсета</text:p>
      <text:p text:style-name="P11"/>
      <text:p text:style-name="P11">И, наконец, адрес, по которому расположены наши литералы escape_state и reply_buf:</text:p>
      <text:p text:style-name="P11"/>
      <text:p text:style-name="P11"><text:tab/><text:tab/>.ORG <text:s/>0x02a01098</text:p>
      <text:p text:style-name="P11">reply_buf_ptr: <text:s text:c="3"/>.word <text:s/>0</text:p>
      <text:p text:style-name="P11">escape_state_ptr: .word <text:s/>0</text:p>
      <text:p text:style-name="P11"/>
      <text:p text:style-name="P11">Вот и все. Теперь транслируем наш ассемблерный исходник с помощью любой версии ассемблера AS под arm:</text:p>
      <text:p text:style-name="P11"/>
      <text:p text:style-name="P11">$ arm-none-androideabi-as -o /dev/null -f=pexec_thumb.lst pexec_thumb.asm</text:p>
      <text:p text:style-name="P11"/>
      <text:p text:style-name="P11">Открываем листинг pexec_thumb.asm, и вписываем все коды нашего обработчика команды 11 поверх существующего прямо в IDA-базу (edit — patch program — change byte). Теперь экспортируем базу в результирующий выходной файл (file — produce file — create exe file). Чтобы отличить патченный загрузчик от непатченного, добавляем ему в конце имени файла букву p, например NPRG9x35p.bin.</text:p>
      <text:p text:style-name="P11">Осталось вписать в загрузчик второй блок идентификации:</text:p>
      <text:p text:style-name="P11"/>
      <text:p text:style-name="P11">$ ./setident NPRG9x35p.bin 8 02a00000</text:p>
      <text:p text:style-name="P11"/>
      <text:p text:style-name="P11">Здесь мы указываем код чипсета (8), присвоенный ему в файле chipset.cfg, и адрес загрузки (02a00000). Все, на этом процесс создания патченного загрузчика заверше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rth32  </meta:initial-creator>
    <meta:creation-date>2015-11-13T21:02:35.583134670</meta:creation-date>
    <dc:date>2015-11-13T21:58:49.426832494</dc:date>
    <dc:creator>forth32  </dc:creator>
    <meta:editing-duration>PT31S</meta:editing-duration>
    <meta:editing-cycles>1</meta:editing-cycles>
    <meta:document-statistic meta:table-count="0" meta:image-count="0" meta:object-count="0" meta:page-count="3" meta:paragraph-count="127" meta:word-count="1046" meta:character-count="9444" meta:non-whitespace-character-count="6910"/>
    <meta:generator>LibreOffice/4.4.3.2$Linux_X86_64 LibreOffice_project/40m0$Build-2</meta:generator>
  </office:meta>
</office:document-meta>
</file>